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6df15" style:font-size-asian="11pt" style:font-size-complex="11pt"/>
    </style:style>
    <style:style style:name="P4" style:family="paragraph" style:parent-style-name="Standard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style:text-underline-style="none" fo:font-weight="normal" officeooo:paragraph-rsid="0006df15" style:font-weight-asian="normal" style:font-weight-complex="normal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2pt" officeooo:paragraph-rsid="0006df15" style:font-size-asian="12pt" style:font-size-complex="12pt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06df1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06df1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df15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5"><text:span text:style-name="T7">do text</text:span></text:p><text:p text:style-name="P15"><text:span text:style-name="T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3"><text:text-input text:description="">tool.getCityName()</text:text-input></text:span></text:span><text:span text:style-name="T4">, le </text:span><text:span text:style-name="T4"><text:text-input text:description="">licence_view.format_date()</text:text-input></text:span></text:p>
            <text:p text:style-name="P9"><text:span text:style-name="T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6"><text:s/></text:span><text:span text:style-name="T5"><text:conditional-text text:condition="ooow:&quot;view.do_mailing()&quot;" text:string-value-if-true="&quot;mailed_data.name1&quot;" text:string-value-if-false="">mailed_data.name1</text:conditional-text></text:span><text:span text:style-name="T6"><text:s/></text:span><text:span text:style-name="T5"><text:conditional-text text:condition="ooow:&quot;view.do_mailing()&quot;" text:string-value-if-true="&quot;mailed_data.name2&quot;" text:string-value-if-false="">mailed_data.name2</text:conditional-text></text:span><text:span text:style-name="T6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, </text:span><text:span text:style-name="T5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5"><text:conditional-text text:condition="ooow:&quot;view.do_mailing()&quot;" text:string-value-if-true="&quot;mailed_data.zipcode&quot;" text:string-value-if-false="">mailed_data.zipcode</text:conditional-text></text:span><text:span text:style-name="T5"> </text:span><text:span text:style-name="T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6">Accusé de réception d'une demande de permis d'urbanisme</text:p>
      <text:p text:style-name="P7">Article 116 §1er du CWATUPE</text:p>
      <text:p text:style-name="P2"/>
      <text:p text:style-name="P10"/>
      <text:p text:style-name="P4"/>
      <text:p text:style-name="P5"><office:annotation><dc:creator>Gauthier Bastien</dc:creator><dc:date>2011-02-16T16:12:24</dc:date><text:p text:style-name="P15"><text:span text:style-name="T9">do text if len(self.getApplicants()) &gt; 1</text:span></text:p></office:annotation>Demandeurs : <text:text-input text:description="Demandeurs">self.getApplicantsSignaletic()</text:text-input></text:p>
      <text:p text:style-name="P5"><office:annotation><dc:creator>Gauthier Bastien</dc:creator><dc:date>2011-02-16T16:13:21</dc:date><text:p text:style-name="P15"><text:span text:style-name="T8">do text if not len(self.getApplicants()) &gt; 1</text:span></text:p></office:annotation>Demandeur : <text:text-input text:description="Demandeurs">self.getApplicantsSignaletic()</text:text-input></text:p>
      <text:p text:style-name="P5">Objet : <text:text-input text:description="Objet des travaux">self.getLicenceSubject()</text:text-input></text:p>
      <text:p text:style-name="P5">Situation : <text:text-input text:description="Situation des travaux">self.getWorkLocationSignaletic()</text:text-input></text:p>
      <text:p text:style-name="P4">Référence cadastrale : <text:text-input text:description="Parcelles">licence_view.get_parcels()</text:text-input></text:p>
      <text:p text:style-name="P13"/>
      <text:p text:style-name="P13"/>
      <text:p text:style-name="P1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4"/>
      <text:p text:style-name="P4">CONCERNE : votre demande de prorogation du permis d'urbanisme délivré le <text:text-input text:description="Date de la décision d'octroi du permis">tool.formatDate(self.getLastTheLicence().getDecisionDate())</text:text-input></text:p>
      <text:p text:style-name="P4"/>
      <text:p text:style-name="P4">Nous avons bien reçu votre lettre du <text:text-input text:description="Date de réception de la lettre">tool.formatDate(urbanEventObj.getReceiptDate())</text:text-input><text:s/>par laquelle vous sollicitiez la prorogation du permis de bâtir <text:text-input text:description="Référence du dossier">self.getReference()</text:text-input><text:s/>vous délivré en date du <text:s/><text:text-input text:description="Date de la décision du collège">tool.formatDate(urbanEventObj.getDecisionDate())</text:text-input><text:s/>et notifié le [XXX]</text:p>
      <text:p text:style-name="P4"/>
      <text:p text:style-name="P4">Nous sommes au regret de vous signaler qu'il ne nous est malheureusement pas possible d'y réserver une suite favorable.</text:p>
      <text:p text:style-name="P4"/>
      <text:p text:style-name="P4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cette demande est introduite trente jours avant l'expiration du délai de péremption". <text:s/>Or, votre courrier est daté du <text:text-input text:description="Date de réception de la lettre">tool.formatDate(urbanEventObj.getReceiptDate())</text:text-input>. <text:s/>Il ne remplit donc pas cette condition.</text:p>
      <text:p text:style-name="P4"/>
      <text:p text:style-name="P4">Une nouvelle demande de permis d'urbanisme devra donc être introduite pour permettre la mise en œuvre des travaux.</text:p>
      <text:p text:style-name="P4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4"/>
      <text:p text:style-name="P2"/>
      <text:p text:style-name="P1"><office:annotation><dc:creator>Gauthier Bastien</dc:creator><dc:date>2011-01-13T14:56:41</dc:date><text:p text:style-name="P15"><text:span text:style-name="T7">do text</text:span></text:p><text:p text:style-name="P15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2:57.637168445</dc:date>
    <dc:language>fr-FR</dc:language>
    <meta:editing-cycles>130</meta:editing-cycles>
    <meta:editing-duration>P2DT7H45S</meta:editing-duration>
    <meta:document-statistic meta:table-count="1" meta:image-count="0" meta:object-count="0" meta:page-count="1" meta:paragraph-count="19" meta:word-count="239" meta:character-count="1879" meta:non-whitespace-character-count="1680"/>
    <meta:user-defined meta:name="Info 1"/>
    <meta:user-defined meta:name="Info 2"/>
    <meta:user-defined meta:name="Info 3"/>
    <meta:user-defined meta:name="Info 4"/>
  </office:meta>
</office:document-meta>
</file>